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951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6.694cm"/>
    </style:style>
    <style:style style:name="co13" style:family="table-column">
      <style:table-column-properties fo:break-before="auto" style:column-width="2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5. Sprint</text:p>
          </table:table-cell>
          <table:table-cell office:value-type="string" calcext:value-type="string">
            <text:p>User-Story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ls Spieler kann ich den Spielmodus 2er-Schnapsen auch gegen einen Computergegner (KI) spielen, sodass ich das Spiel üben kan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 2er-Schnapsen gegen den Computergegner wieder in die App einbauen.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ls Spieler kann ich schummeln, indem ich meine Karten gegen meine gestochenen Karten austausche, sodass das Spiel interessanter wird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: Austauschen einer Handkarte mit einer gestochenen Karte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 Activity oder Popup für Anzeige und Austausch von gestochenen Karten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 Verzögertes Austauschen einer Handkarte mit einer gestochenen Karte ermöglichen.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Als Spieler kann ich schummeln, indem ich meinen Mitspielern in die Karten schaue, sodass das Spiel interessanter wird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 Verzögerte Anzeige der Karten eines Gegenspielers ermöglichen.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Als Spieler kann ich das Schummeln anderer Spieler mit einer Geste unterbinden, sodass es nicht den Spielspaß zunichte macht.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 Verhindern einer Schummelaktion während der entsprechenden Verzögerung durch Schütteln ermöglichen.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ls Spieler wird mir das Schummeln anderer Spieler angezeigt, sodass ich eine Möglichkeit habe es abzuwend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 Während der Verzögerung beim Schummeln ein Auge neben dem entsprechenden Spielernamen anzeigen.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Als Spieler möchte ich, dass das gesamte Spiel zuverlässig ist, sodass es einem echten Kartenspiel in nichts nachsteht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indungsaufbau bei 3er- und 4er-Schnapsen test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tensperre während dem Spielen verhinder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elliste in der Lobby zwischenlös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elfeld4 testen und optimieren (gemeinsam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de Refactoring - Spielfeld2</text:p>
          </table:table-cell>
        </table:table-row>
      </table:table>
      <table:table table:name="US25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ls Spieler kann ich den Spielmodus 2er-Schnapsen auch gegen einen Computergegner (KI) spielen, sodass ich das Spiel üb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2er-Schnapsen gegen den Computergegner wieder in die App einbaue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Computergegner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Der Computergegner simuliert einen echten Mitspieler, mit dem geübt werden kan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App muss gestartet se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gen den Computergegner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„Schnelles Spiel“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neues Spiel wird eröffnet, der Gegner ist die KI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gen den Computergegner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„Schnelles Spiel“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neues Spiel wird eröffnet, der Gegner ist die KI</text:p>
          </table:table-cell>
          <table:table-cell table:number-columns-repeated="8"/>
        </table:table-row>
      </table:table>
      <table:table table:name="US3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s Spieler kann ich schummeln, indem ich meine Karten gegen meine gestochenen Karten austausche, sodass das Spiel interessanter wird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 Austauschen einer Handkarte mit einer gestochenen Karte implementier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Activity oder Popup für Anzeige und Austausch von gestochenen Karten erstell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Verzögertes Austauschen einer Handkarte mit einer gestochenen Karte ermögliche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schummel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chummeln vor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chummel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chummeln genau druchgeführt werde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Es gibt zwei Varianten zum Schummel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könnte schummel verhindern?</text:p>
          </table:table-cell>
          <table:table-cell table:number-columns-repeated="6"/>
          <table:table-cell office:value-type="string" calcext:value-type="string">
            <text:p>1.</text:p>
          </table:table-cell>
          <table:table-cell office:value-type="string" calcext:value-type="string">
            <text:p>Spieler tauscht Handkarte mit gestochner Kart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2.</text:p>
          </table:table-cell>
          <table:table-cell office:value-type="string" calcext:value-type="string">
            <text:p>Spieler sieht Mitspieler in den Karten</text:p>
          </table:table-cell>
          <table:table-cell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ein Spieler am Zug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urch klicken auf „Schummeln“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 Gegner kann schummeln abwehr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 muss gestartet sei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ich meine Karte gegen eine meiner gestochenen Karten austausch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am Zug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„Schummel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im geöffneten Popup eine Karte auswäh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e Karte zum Tauschen auswähl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ine Handkarte wird gegen eine Karte meiner gestochenen abgelegten Karten getausch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ich meine Karte gegen eine meiner gestochenen Karten austausch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am Zug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„Schummel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im geöffneten Popup eine Karte auswäh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e Karte zum Tauschen auswähl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ine Handkarte wird gegen eine Karte meiner gestochenen abgelegten Karten getausch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ich meine Karte gegen eine meiner gestochenen Karten austausch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am Zug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„Schummel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im geöffneten Popup eine Karte auswäh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e Karte zum Tauschen auswähl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ine Handkarte wird gegen eine Karte meiner gestochenen abgelegten Karten getauscht</text:p>
          </table:table-cell>
          <table:table-cell table:number-columns-repeated="8"/>
        </table:table-row>
      </table:table>
      <table:table table:name="US5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ls Spieler kann ich schummeln, indem ich meinen Mitspielern in die Karten schaue, sodass das Spiel interessanter wird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Verzögerte Anzeige der Karten eines Gegenspielers ermögliche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schummel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chummeln vor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chummel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chummeln genau druchgeführt werde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Es gibt zwei Varianten zum Schummel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könnte schummel verhindern?</text:p>
          </table:table-cell>
          <table:table-cell table:number-columns-repeated="6"/>
          <table:table-cell office:value-type="string" calcext:value-type="string">
            <text:p>1.</text:p>
          </table:table-cell>
          <table:table-cell office:value-type="string" calcext:value-type="string">
            <text:p>Spieler tauscht Handkarte mit gestochner Kart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2.</text:p>
          </table:table-cell>
          <table:table-cell office:value-type="string" calcext:value-type="string">
            <text:p>Spieler sieht Mitspieler in den Karten</text:p>
          </table:table-cell>
          <table:table-cell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ein Spieler am Zug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urch klicken auf „Schummeln“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 Gegner kann schummeln abwehr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 muss gestarte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ich meinen Mitspielern in die Karten schau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am Zug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„Schummel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ein Mitspieler wehrt sich gegen die Schummel-Attac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ch sehe die Karten meiner Mitspieler,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ich meinen Mitspielern in die Karten schau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am Zug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„Schummel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ein Mitspieler wehrt sich gegen die Schummel-Attac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ch sehe die Karten meiner Mitspieler,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ich meinen Mitspielern in die Karten schau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am Zug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„Schummel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ein Mitspieler wehrt sich gegen die Schummel-Attac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ch sehe die Karten meiner Mitspieler,</text:p>
          </table:table-cell>
          <table:table-cell table:number-columns-repeated="8"/>
        </table:table-row>
      </table:table>
      <table:table table:name="US6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ls Spieler kann ich das Schummeln anderer Spieler mit einer Geste unterbinden, sodass es nicht den Spielspaß zunichte macht.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Verhindern einer Schummelaktion während der entsprechenden Verzögerung durch Schütteln ermögliche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Schummeln unterbinde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Schummeln vor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kann Schummeln unterbind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ich Schummeln unterbinden genau druchführen?</text:p>
          </table:table-cell>
          <table:table-cell table:number-columns-repeated="5"/>
          <table:table-cell office:value-type="string" calcext:value-type="string">
            <text:p>S_1</text:p>
          </table:table-cell>
          <table:table-cell office:value-type="string" calcext:value-type="string">
            <text:p>Es gibt zwei Varianten zum Schummel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kann Schummeln unterbinden durchgeführt werden?</text:p>
          </table:table-cell>
          <table:table-cell table:number-columns-repeated="6"/>
          <table:table-cell office:value-type="string" calcext:value-type="string">
            <text:p>1.</text:p>
          </table:table-cell>
          <table:table-cell office:value-type="string" calcext:value-type="string">
            <text:p>Spieler tauscht Handkarte mit gestochner Kart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2.</text:p>
          </table:table-cell>
          <table:table-cell office:value-type="string" calcext:value-type="string">
            <text:p>Spieler sieht Mitspieler in den Karten</text:p>
          </table:table-cell>
          <table:table-cell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Spieler gegen den eine Schummel-Attacke durchgeführt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Sobald eine Schummel-Attacke gegen mich statt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Mit einer Geste, das Handy schüttel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Immer, wenn ein Schummel-Attacke gegen mich läuf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chummel abgewehr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führt gegen mich eine Schummel-Attacke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s wird mir angezeigt, dass eine Schummel-Attacke gegen mich ausgeführt wir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ich schüttle das Hand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hummel-Attacke wird abgewehrt, der Schummler hat keinen Vorteil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chummel abgewehr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führt gegen KI Schummel-Attacke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Anzeige: Schummelversuch wurde abgeweh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hummel-Attacke wird abgewehrt, der Schummler hat keinen Vorteil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chummel abgewehr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1 führt gegen Spieler2 eine Attacke dur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Neben dem Nickname am oberen Spielrand erscheint ein Au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schüttel das Hand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Anzeige: Schummelversuch wurde abgeweh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hummel-Attacke wird abgewehrt, der Schummler hat keinen Vorteil</text:p>
          </table:table-cell>
          <table:table-cell table:number-columns-repeated="8"/>
        </table:table-row>
      </table:table>
      <table:table table:name="US3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ls Spieler wird mir das Schummeln anderer Spieler angezeigt, sodass ich eine Möglichkeit habe es abzuwend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 Während der Verzögerung beim Schummeln ein Auge neben dem entsprechenden Spielernamen anzeigen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soll Schummeln anderer Spieler angezeig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häufig soll Schummeln anderer Spieler angezeigt werden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obald eine Schummel-Attacke gegen mich läuf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Immer, wenn eine Schummel-Attacke gegen mich läuf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as Schummeln anderer Spiel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führt gegen mich eine Schummel-Attacke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mir angezeigt, dass eine Schummel-Attacke gegen mich läuf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as Schummeln anderer Spiel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führt gegen mich eine Schummel-Attacke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mir angezeigt, dass eine Schummel-Attacke gegen mich läuft (neben dem Nickname am oberen Spielfeld)</text:p>
          </table:table-cell>
          <table:table-cell table:number-columns-repeated="8"/>
        </table:table-row>
      </table:table>
      <table:table table:name="US5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ls Spieler möchte ich, dass das gesamte Spiel zuverlässig ist, sodass es einem echten Kartenspiel in nichts nachsteht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bindungsaufbau bei 3er- und 4er-Schnapsen test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stensperre während dem Spielen verhinder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pielliste in der Lobby zwischenlösch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pielfeld4 testen und optimieren (gemeinsa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de Refactoring - Spielfeld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Verbindungsaufbau beim 3er- und 4er-Schnaps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üssen 3-4 Spieler ihre Bluetooth-Verbindung aktiviert haben und die App ist auf jedem Gerä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(Host) <text:s/>erstellt ein Spiel für 3 Spiel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2 sucht nach Spielen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3.</text:p>
          </table:table-cell>
          <table:table-cell office:value-type="string" calcext:value-type="string">
            <text:p>Spiel von Spieler1 wird Spieler 2 angezeig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 2 tritt be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Spieler 3 sucht nach Spie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.</text:p>
          </table:table-cell>
          <table:table-cell office:value-type="string" calcext:value-type="string">
            <text:p>Spiel von Spieler1 wird Spieler 3 angezeig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.</text:p>
          </table:table-cell>
          <table:table-cell office:value-type="string" calcext:value-type="string">
            <text:p>Spieler 3 tritt bei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le 3 Spieler sind am Tisch und das Spiel starte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die Tastensperre beim Spielen deaktiviert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 und Spieler befinden sich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läuft ohne, dass jemand den Bildschirm berüh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3 min spät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kann nach 3 min normal fortgesetzt werd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3</text:p>
          </table:table-cell>
          <table:table-cell office:value-type="string" calcext:value-type="string">
            <text:p>Testen, ob Spielliste in der Lobby zwischengelösch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 2-er-Schnapsen Spiele sind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Mitspieler sucht nach Spie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2 Spiele werden angezeig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2er-Schnapsen Spiel wird geschloss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Ein weiterer Spieler sucht nach Spiel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n der Lobby wird nur mehr ein Spiel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die Tastensperre beim Spielen deaktiviert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 und Spieler befinden sich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läuft ohne, dass jemand den Bildschirm berüh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3 min spät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kann nach 3 min normal fortgesetzt werde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.00.0000</text:date>, <text:time style:data-style-name="N2" text:time-value="23:42:38.131685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6-20T23:49:49.047633664</dc:date>
    <meta:editing-duration>PT16H59M58S</meta:editing-duration>
    <meta:editing-cycles>114</meta:editing-cycles>
    <meta:generator>LibreOffice/4.2.7.2$Linux_X86_64 LibreOffice_project/420m0$Build-2</meta:generator>
    <meta:document-statistic meta:table-count="7" meta:cell-count="429" meta:object-count="0"/>
  </office:meta>
</office:document-meta>
</file>